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90c7a" officeooo:paragraph-rsid="00190c7a" style:font-size-asian="28pt" style:font-size-complex="28pt"/>
    </style:style>
    <style:style style:name="P2" style:family="paragraph" style:parent-style-name="Standard">
      <style:text-properties fo:font-size="18pt" officeooo:rsid="00190c7a" officeooo:paragraph-rsid="00190c7a" style:font-size-asian="18pt" style:font-size-complex="18pt"/>
    </style:style>
    <style:style style:name="P3" style:family="paragraph" style:parent-style-name="Standard">
      <style:text-properties fo:font-size="18pt" officeooo:rsid="001ab71e" officeooo:paragraph-rsid="001ab71e" style:font-size-asian="18pt" style:font-size-complex="18pt"/>
    </style:style>
    <style:style style:name="P4" style:family="paragraph" style:parent-style-name="Standard">
      <style:text-properties fo:font-size="18pt" officeooo:rsid="001d706a" officeooo:paragraph-rsid="001d706a" style:font-size-asian="18pt" style:font-size-complex="18pt"/>
    </style:style>
    <style:style style:name="P5" style:family="paragraph" style:parent-style-name="Standard">
      <style:text-properties fo:color="#ce181e" fo:font-size="18pt" officeooo:rsid="00190c7a" officeooo:paragraph-rsid="001ab71e" style:font-size-asian="18pt" style:font-size-complex="18pt"/>
    </style:style>
    <style:style style:name="P6" style:family="paragraph" style:parent-style-name="Standard">
      <style:text-properties fo:color="#ce181e" fo:font-size="18pt" officeooo:rsid="00190c7a" officeooo:paragraph-rsid="00190c7a" style:font-size-asian="18pt" style:font-size-complex="18pt"/>
    </style:style>
    <style:style style:name="T1" style:family="text">
      <style:text-properties officeooo:rsid="001ab71e"/>
    </style:style>
    <style:style style:name="T2" style:family="text">
      <style:text-properties fo:color="#ce181e"/>
    </style:style>
    <style:style style:name="T3" style:family="text">
      <style:text-properties fo:color="#ce181e" officeooo:rsid="001ab7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tree quesions :</text:p>
      <text:p text:style-name="P2">upper atte hue cal. Krte hai subtree me</text:p>
      <text:p text:style-name="P2"/>
      <text:p text:style-name="P2">ex: print even no. Of nodes in subtree and find sum in subtree</text:p>
      <text:p text:style-name="P2"/>
      <text:p text:style-name="P2">int main(){</text:p>
      <text:p text:style-name="P2"><text:tab/>int n;</text:p>
      <text:p text:style-name="P2"><text:tab/>cin&gt;&gt;n;</text:p>
      <text:p text:style-name="P2"><text:tab/>for( int i=0 ; i&lt;n-1 ; i++){</text:p>
      <text:p text:style-name="P2"><text:tab/><text:tab/>int v1,v2;</text:p>
      <text:p text:style-name="P2"><text:tab/><text:tab/>cin&gt;&gt;v1&gt;&gt;v2;</text:p>
      <text:p text:style-name="P2"/>
      <text:p text:style-name="P2"><text:tab/><text:tab/>g[v1].push_back(v2);</text:p>
      <text:p text:style-name="P2"><text:tab/><text:tab/>g[v2].push_back(v1);</text:p>
      <text:p text:style-name="P2"><text:tab/>}</text:p>
      <text:p text:style-name="P2"><text:tab/>//dfs(1);</text:p>
      <text:p text:style-name="P2"/>
      <text:p text:style-name="P2"><text:tab/>int q;</text:p>
      <text:p text:style-name="P2"><text:tab/>while(q--){</text:p>
      <text:p text:style-name="P2"><text:tab/><text:tab/>int v;</text:p>
      <text:p text:style-name="P2"><text:tab/><text:tab/>cin&gt;&gt;v;</text:p>
      <text:p text:style-name="P2"><text:tab/><text:tab/>dfs1(v); // for sum <text:s text:c="2"/>O(V+E)</text:p>
      <text:p text:style-name="P2"><text:tab/><text:tab/>dfs2(v); // for even count <text:s/>O(V+E)</text:p>
      <text:p text:style-name="P2"><text:tab/>}</text:p>
      <text:p text:style-name="P2">}</text:p>
      <text:p text:style-name="P2"/>
      <text:p text:style-name="P2">so total TC becomes O(q*(v+e)) ~ which is very larege so we do precomputation on subtree.</text:p>
      <text:p text:style-name="P2"/>
      <text:p text:style-name="P5">So upper jatte hue krte hai.</text:p>
      <text:p text:style-name="P5">Leaves ka koi subtree nhi hai to unka sum wo khud hi hai(node value).</text:p>
      <text:p text:style-name="P5"/>
      <text:p text:style-name="P2"/>
      <text:p text:style-name="P3"><text:soft-page-break/></text:p>
      <text:p text:style-name="P3"/>
      <text:p text:style-name="P3">So precomputation krte hai, and TC reduces to O(V+E) + O(q)</text:p>
      <text:p text:style-name="P2"/>
      <text:p text:style-name="P2"/>
      <text:p text:style-name="P2">#include&lt;bits/stdc++.h&gt;</text:p>
      <text:p text:style-name="P2">using namespace std;</text:p>
      <text:p text:style-name="P2"/>
      <text:p text:style-name="P2">const int N= 1e3+10;</text:p>
      <text:p text:style-name="P6">int subtree_sum[N];</text:p>
      <text:p text:style-name="P6">int even_count[N];</text:p>
      <text:p text:style-name="P6"/>
      <text:p text:style-name="P2">vector&lt;int&gt;g[N];</text:p>
      <text:p text:style-name="P2"/>
      <text:p text:style-name="P2">void dfs(int vertex, int par=0){ <text:s/>// passing default value</text:p>
      <text:p text:style-name="P2"/>
      <text:p text:style-name="P2"><text:tab/>if(vertex%2==0) even_count[vertex]+=1;</text:p>
      <text:p text:style-name="P2"><text:tab/>subtree_sum[vertex] +=vertex;</text:p>
      <text:p text:style-name="P2"><text:tab/>for(int child : g[vertex]){</text:p>
      <text:p text:style-name="P2"/>
      <text:p text:style-name="P2"><text:tab/><text:tab/>if(child==par) continue;</text:p>
      <text:p text:style-name="P2"><text:tab/><text:tab/></text:p>
      <text:p text:style-name="P2"/>
      <text:p text:style-name="P2"><text:tab/><text:tab/>dfs(child, vertex);</text:p>
      <text:p text:style-name="P2"/>
      <text:p text:style-name="P2"><text:tab/><text:tab/>subtree_sum[vertex] += subtree_sum[child];</text:p>
      <text:p text:style-name="P2"><text:tab/><text:tab/>even_count[vertex] += even_count[child]; </text:p>
      <text:p text:style-name="P2"><text:tab/><text:tab/></text:p>
      <text:p text:style-name="P2"><text:tab/>}</text:p>
      <text:p text:style-name="P2">}</text:p>
      <text:p text:style-name="P2"/>
      <text:p text:style-name="P2"/>
      <text:p text:style-name="P2">int main(){</text:p>
      <text:p text:style-name="P2"><text:tab/>int n;</text:p>
      <text:p text:style-name="P2"><text:tab/>cin&gt;&gt;n;</text:p>
      <text:p text:style-name="P2"><text:soft-page-break/><text:tab/>for( int i=0 ; i&lt;n-1 ; i++){</text:p>
      <text:p text:style-name="P2"><text:tab/><text:tab/>int v1,v2;</text:p>
      <text:p text:style-name="P2"><text:tab/><text:tab/>cin&gt;&gt;v1&gt;&gt;v2;</text:p>
      <text:p text:style-name="P2"/>
      <text:p text:style-name="P2"><text:tab/><text:tab/>g[v1].push_back(v2);</text:p>
      <text:p text:style-name="P2"><text:tab/><text:tab/>g[v2].push_back(v1);</text:p>
      <text:p text:style-name="P2"><text:tab/>}</text:p>
      <text:p text:style-name="P2"/>
      <text:p text:style-name="P2"><text:tab/>dfs(1); <text:s/><text:span text:style-name="T2"><text:s text:c="3"/>//</text:span><text:span text:style-name="T3">pre computation </text:span></text:p>
      <text:p text:style-name="P2"><text:tab/>for(int i=1 ; i&lt;=n ; i++){</text:p>
      <text:p text:style-name="P2"><text:tab/><text:tab/>cout&lt;&lt;i&lt;&lt;" <text:s/>"&lt;&lt;subtree_sum[i]&lt;&lt;" <text:s/>"&lt;&lt;even_count[i]&lt;&lt;endl;</text:p>
      <text:p text:style-name="P2"><text:tab/>}</text:p>
      <text:p text:style-name="P2"><text:tab/>//int q;</text:p>
      <text:p text:style-name="P2"><text:tab/>// while(q--){</text:p>
      <text:p text:style-name="P2"><text:tab/>// <text:tab/>int v;</text:p>
      <text:p text:style-name="P2"><text:tab/>// <text:tab/>cin&gt;&gt;v;</text:p>
      <text:p text:style-name="P2"><text:tab/>// <text:tab/>cout&lt;&lt;subtree_sum[v]&lt;&lt;endl;</text:p>
      <text:p text:style-name="P2"><text:tab/>// <text:tab/>dfs2(v); // for even count</text:p>
      <text:p text:style-name="P2"><text:tab/>// }</text:p>
      <text:p text:style-name="P2"/>
      <text:p text:style-name="P2">}</text:p>
      <text:p text:style-name="P2"/>
      <text:p text:style-name="P4">i/p</text:p>
      <text:p text:style-name="P4">13</text:p>
      <text:p text:style-name="P4">1 2</text:p>
      <text:p text:style-name="P4">1 3</text:p>
      <text:p text:style-name="P4">1 13</text:p>
      <text:p text:style-name="P4">2 5</text:p>
      <text:p text:style-name="P4">3 4</text:p>
      <text:p text:style-name="P4">5 6</text:p>
      <text:p text:style-name="P4">5 7</text:p>
      <text:p text:style-name="P4">5 8</text:p>
      <text:p text:style-name="P4">8 12</text:p>
      <text:p text:style-name="P4">4 9</text:p>
      <text:p text:style-name="P4"><text:soft-page-break/>4 10</text:p>
      <text:p text:style-name="P4">10 11</text:p>
      <text:p text:style-name="P4"/>
      <text:p text:style-name="P4">o/p</text:p>
      <text:p text:style-name="P4">1 <text:s/>91 <text:s/>6</text:p>
      <text:p text:style-name="P4">2 <text:s/>40 <text:s/>4</text:p>
      <text:p text:style-name="P4">3 <text:s/>37 <text:s/>2</text:p>
      <text:p text:style-name="P4">4 <text:s/>34 <text:s/>2</text:p>
      <text:p text:style-name="P4">5 <text:s/>38 <text:s/>3</text:p>
      <text:p text:style-name="P4">6 <text:s/>6 <text:s/>1</text:p>
      <text:p text:style-name="P4">7 <text:s/>7 <text:s/>0</text:p>
      <text:p text:style-name="P4">8 <text:s/>20 <text:s/>2</text:p>
      <text:p text:style-name="P4">9 <text:s/>9 <text:s/>0</text:p>
      <text:p text:style-name="P4">10 <text:s/>21 <text:s/>1</text:p>
      <text:p text:style-name="P4">11 <text:s/>11 <text:s/>0</text:p>
      <text:p text:style-name="P4">12 <text:s/>12 <text:s/>1</text:p>
      <text:p text:style-name="P4">13 <text:s/>13 <text:s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09:35:25.507449802</meta:creation-date>
    <dc:date>2021-11-09T09:57:26.066058571</dc:date>
    <meta:editing-duration>PT1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92" meta:word-count="270" meta:character-count="1534" meta:non-whitespace-character-count="1250"/>
  </office:meta>
</office:document-meta>
</file>